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DejaVu Sans" officeooo:rsid="002b5e21" officeooo:paragraph-rsid="002b5e21"/>
    </style:style>
    <style:style style:name="P14" style:family="paragraph" style:parent-style-name="Standard">
      <style:paragraph-properties fo:text-align="start" style:justify-single-word="false"/>
      <style:text-properties style:font-name="monospace" officeooo:rsid="0029e34e" officeooo:paragraph-rsid="0029e34e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7" style:family="paragraph" style:parent-style-name="Standard">
      <style:text-properties style:font-name="DejaVu Sans" fo:font-size="14pt" fo:language="ru" fo:country="RU" fo:font-weight="normal" officeooo:rsid="002b5e21" officeooo:paragraph-rsid="002b5e21" fo:background-color="transparent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text-properties style:font-name="DejaVu Sans" fo:font-size="14pt" fo:language="ru" fo:country="RU" fo:font-weight="normal" officeooo:rsid="002c5351" officeooo:paragraph-rsid="002c5351" fo:background-color="transparent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text-properties style:font-name="DejaVu Sans" fo:font-size="14pt" fo:language="ru" fo:country="RU" fo:font-weight="normal" officeooo:rsid="0033a49d" officeooo:paragraph-rsid="0033a49d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>
      <style:paragraph-properties fo:break-before="page"/>
      <style:text-properties style:font-name="DejaVu Sans" fo:font-size="14pt" fo:language="ru" fo:country="RU" fo:font-weight="normal" officeooo:rsid="00326356" officeooo:paragraph-rsid="0029e34e" fo:background-color="transparent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9e34e" style:font-weight-asian="bold"/>
    </style:style>
    <style:style style:name="T2" style:family="text">
      <style:text-properties fo:language="none" fo:country="none" fo:font-weight="bold" officeooo:rsid="0033a49d" style:font-weight-asian="bold"/>
    </style:style>
    <style:style style:name="T3" style:family="text">
      <style:text-properties officeooo:rsid="0003979c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95fe1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language="none" fo:country="none" officeooo:rsid="0020041c" style:font-name-asian="Arial" style:font-name-complex="Times New Roman1"/>
    </style:style>
    <style:style style:name="T12" style:family="text">
      <style:text-properties fo:color="#000000" fo:font-size="14pt" fo:language="ru" fo:country="RU" fo:font-weight="normal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3" style:family="text">
      <style:text-properties fo:color="#54ff54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4" style:family="text">
      <style:text-properties fo:color="#5454ff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5" style:family="text">
      <style:text-properties fo:font-size="14pt" fo:language="ru" fo:country="RU" fo:font-weight="normal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6" style:family="text">
      <style:text-properties fo:font-size="14pt" fo:language="ru" fo:country="RU" fo:font-weight="normal" officeooo:rsid="002266e7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7" style:family="text">
      <style:text-properties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8" style:family="text">
      <style:text-properties officeooo:rsid="0029e3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МИНИСТЕРСТВО НАУКИ <text:s/>И ВЫСШЕГО</text:span><text:span text:style-name="T4"> </text:span><text:span text:style-name="T6">ОБРАЗОВАНИЯ</text:span><text:span text:style-name="T5"> РОССИЙСКОЙ ФЕДЕРАЦИ</text:span><text:span text:style-name="T7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8"/>
      <text:p text:style-name="P8"/>
      <text:p text:style-name="P9"><text:span text:style-name="T10">Лабораторная работа №</text:span><text:span text:style-name="T2">3</text:span></text:p>
      <text:p text:style-name="P10">по курсу «<text:span text:style-name="T11">Администрирование в ИС</text:span>»</text:p>
      <text:p text:style-name="P12"/>
      <text:p text:style-name="P9"/>
      <text:p text:style-name="P9"/>
      <text:p text:style-name="P9"/>
      <text:p text:style-name="P9"/>
      <text:p text:style-name="P7">Подписи:</text:p>
      <text:p text:style-name="P15">Исполнитель</text:p>
      <text:p text:style-name="P15">студент гр. ИС-Б<text:span text:style-name="T8">17</text:span><text:tab/> <text:s text:c="2"/>__________________<text:tab/> <text:s text:c="5"/>В. Ю. Петренко</text:p>
      <text:p text:style-name="P15"/>
      <text:p text:style-name="P15">Принял</text:p>
      <text:p text:style-name="P15"><text:span text:style-name="T3">старший преподаватель <text:s/></text:span><text:s/>__________________ <text:s text:c="5"/><text:span text:style-name="T3">И. В. Охрименко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Обнинск, <text:span text:style-name="T8">202</text:span><text:span text:style-name="T9">1</text:span></text:p>
      <text:p text:style-name="P20"><text:soft-page-break/>Вариант 7.</text:p>
      <text:p text:style-name="P5">Задание: </text:p>
      <text:p text:style-name="P6">FTP-сервер</text:p>
      <text:p text:style-name="P6"> Скачать, скомпилировать и установить на виртуальную ОС UNIX</text:p>
      <text:p text:style-name="P6">программное обеспечение FTP-сервера ProFTPD.(или любой другой)</text:p>
      <text:p text:style-name="P6"> Настроить авторизованный доступ к серверу по протоколу FTP в домашние каталоги пользователей (только для пользователей системы).</text:p>
      <text:p text:style-name="P6"> Настроить анонимный доступ к серверу. Подкаталоги pub и upload для анонимного доступа разместить в /home/ftp/. Доступ к подкаталогу pub только на чтение, к подкаталогу upload на запись (для анонимного пользователя).</text:p>
      <text:p text:style-name="P6"> Добавить в систему нового пользователя ftpcool. Назначить ему</text:p>
      <text:p text:style-name="P6">домашний каталог /home/ftp/ с полными правами доступа. В качестве shell программы назначить ему программу /usr/bin/passwd.</text:p>
      <text:p text:style-name="P6"> Ограничить скорость ftp-доступа (чтение/запись) 200Кб/сек.</text:p>
      <text:p text:style-name="P6"> Обеспечить автоматический запуск сервера ProFTPD после перезагрузки системы.</text:p>
      <text:p text:style-name="P6"> Продемонстрировать работу сервера ProFTPD и возможность доступа различных пользователей к ftp-ресурсам (анонимный и авторизованный доступ, запись/чтение данных).</text:p>
      <text:p text:style-name="P2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3-06T15:17:20.994597375</dc:date>
    <meta:editing-cycles>36</meta:editing-cycles>
    <meta:editing-duration>PT7H41M9S</meta:editing-duration>
    <meta:generator>LibreOffice/6.0.7.3$Linux_X86_64 LibreOffice_project/00m0$Build-3</meta:generator>
    <meta:document-statistic meta:table-count="0" meta:image-count="0" meta:object-count="0" meta:page-count="3" meta:paragraph-count="25" meta:word-count="177" meta:character-count="1495" meta:non-whitespace-character-count="1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